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6d6" officeooo:paragraph-rsid="0008b6d6"/>
    </style:style>
    <style:style style:name="P2" style:family="paragraph" style:parent-style-name="Standard">
      <style:text-properties fo:font-size="18pt" officeooo:rsid="0008b6d6" officeooo:paragraph-rsid="0008b6d6" style:font-size-asian="18pt" style:font-size-complex="18pt"/>
    </style:style>
    <style:style style:name="P3" style:family="paragraph" style:parent-style-name="Standard">
      <style:text-properties fo:font-size="12pt" officeooo:rsid="0008b6d6" officeooo:paragraph-rsid="0008b6d6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o 1:</text:p>
      <text:p text:style-name="P1"/>
      <text:p text:style-name="P1">#include &lt;stdio.h&gt;</text:p>
      <text:p text:style-name="P1">#include &lt;string.h&gt;</text:p>
      <text:p text:style-name="P1">int main()</text:p>
      <text:p text:style-name="P1">{</text:p>
      <text:p text:style-name="P1"><text:tab/>int val1;</text:p>
      <text:p text:style-name="P1"><text:tab/>int val2;</text:p>
      <text:p text:style-name="P1"><text:tab/>int op;</text:p>
      <text:p text:style-name="P1"><text:s text:c="4"/>int op2;</text:p>
      <text:p text:style-name="P1"><text:tab/></text:p>
      <text:p text:style-name="P1"><text:tab/>inicio:</text:p>
      <text:p text:style-name="P1"><text:tab/> </text:p>
      <text:p text:style-name="P1"><text:tab/>printf("Ola\n");</text:p>
      <text:p text:style-name="P1"><text:tab/>printf("Por favor entre com um o primeiro valor:\n");</text:p>
      <text:p text:style-name="P1"><text:tab/>scanf("%d",&amp;val1);</text:p>
      <text:p text:style-name="P1"><text:tab/></text:p>
      <text:p text:style-name="P1"><text:tab/>printf("Por favor entre com o segundo valor:\n");</text:p>
      <text:p text:style-name="P1"><text:tab/>scanf("%d",&amp;val2);</text:p>
      <text:p text:style-name="P1"><text:tab/></text:p>
      <text:p text:style-name="P1"><text:tab/>printf("Voce escoheu os valores %d e %d\n",val1,val2);</text:p>
      <text:p text:style-name="P1"><text:tab/>printf("Qual e a opcao desejada?\n");</text:p>
      <text:p text:style-name="P1"><text:tab/></text:p>
      <text:p text:style-name="P1"><text:tab/>printf("1. Somar\n");</text:p>
      <text:p text:style-name="P1"><text:tab/>printf("2. Subtrair\n");</text:p>
      <text:p text:style-name="P1"><text:tab/>printf("3. Dividir\n");</text:p>
      <text:p text:style-name="P1"><text:tab/>printf("4. Mutiplicar\n");</text:p>
      <text:p text:style-name="P1"><text:tab/></text:p>
      <text:p text:style-name="P1"><text:tab/>scanf("%d",&amp;op);</text:p>
      <text:p text:style-name="P1"><text:tab/></text:p>
      <text:p text:style-name="P1"><text:tab/>switch(op)</text:p>
      <text:p text:style-name="P1"><text:tab/>{</text:p>
      <text:p text:style-name="P1"><text:tab/><text:tab/>case 1:</text:p>
      <text:p text:style-name="P1"><text:tab/><text:tab/><text:tab/>if( val1 + val2 &gt;= 0)</text:p>
      <text:p text:style-name="P1"><text:tab/><text:tab/><text:tab/>{</text:p>
      <text:p text:style-name="P1"><text:tab/><text:tab/><text:tab/>printf("O resultado da soma e %d \n",val1 + val2);</text:p>
      <text:p text:style-name="P1"><text:tab/><text:tab/><text:tab/>system("PAUSE\n"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Erro, a soma dos dois valores e menor que 0.\n");</text:p>
      <text:p text:style-name="P1"><text:tab/><text:tab/><text:tab/>}</text:p>
      <text:p text:style-name="P1"><text:tab/><text:tab/><text:tab/>break;</text:p>
      <text:p text:style-name="P1"/>
      <text:p text:style-name="P1"><text:tab/><text:tab/><text:tab/></text:p>
      <text:p text:style-name="P1"><text:tab/><text:tab/>case 2:</text:p>
      <text:p text:style-name="P1"><text:tab/><text:tab/><text:tab/>if(val1 - val2 &gt;= 0)</text:p>
      <text:p text:style-name="P1"><text:tab/><text:tab/><text:tab/>{</text:p>
      <text:p text:style-name="P1"><text:tab/><text:tab/><text:tab/>printf("O resultado da subtracao e %d \n",val1 - val2);</text:p>
      <text:p text:style-name="P1"><text:tab/><text:tab/><text:tab/>system("PAUSE\n");</text:p>
      <text:p text:style-name="P1"><text:tab/><text:tab/><text:tab/>}</text:p>
      <text:p text:style-name="P1"><text:tab/><text:tab/><text:tab/>else</text:p>
      <text:p text:style-name="P1"><text:soft-page-break/><text:tab/><text:tab/><text:tab/>{</text:p>
      <text:p text:style-name="P1"><text:tab/><text:tab/><text:tab/><text:tab/>printf("Erro, a subtracao dos dois valores e menor que 0.\n");</text:p>
      <text:p text:style-name="P1"><text:tab/><text:tab/><text:tab/>}</text:p>
      <text:p text:style-name="P1"><text:tab/><text:tab/><text:tab/>break;<text:tab/></text:p>
      <text:p text:style-name="P1"><text:tab/><text:tab/><text:tab/></text:p>
      <text:p text:style-name="P1"><text:tab/><text:tab/>case 3:</text:p>
      <text:p text:style-name="P1"><text:tab/><text:tab/><text:tab/>if(val1 / val2 &gt;= 0)</text:p>
      <text:p text:style-name="P1"><text:tab/><text:tab/><text:tab/>{</text:p>
      <text:p text:style-name="P1"><text:tab/><text:tab/><text:tab/>printf("O resultado da divisao e %d \n",val1 / val2);</text:p>
      <text:p text:style-name="P1"><text:tab/><text:tab/><text:tab/>system("PAUSE\n"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Erro, a divisao dos dois valores e menor que 0.\n");</text:p>
      <text:p text:style-name="P1"><text:tab/><text:tab/><text:tab/>}</text:p>
      <text:p text:style-name="P1"><text:tab/><text:tab/><text:tab/>break;</text:p>
      <text:p text:style-name="P1"/>
      <text:p text:style-name="P1"><text:tab/><text:tab/>case 4:</text:p>
      <text:p text:style-name="P1"><text:tab/><text:tab/><text:tab/>if(val1 * val2 &gt;= 0)</text:p>
      <text:p text:style-name="P1"><text:tab/><text:tab/><text:tab/>{</text:p>
      <text:p text:style-name="P1"><text:tab/><text:tab/><text:tab/>printf("O resultado da mutiplicacao e %d \n",val1 * val2);</text:p>
      <text:p text:style-name="P1"><text:tab/><text:tab/><text:tab/>system("PAUSE\n");<text:tab/>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Erro, a mutiplicacao dos dois valores e menor que 0.\n");</text:p>
      <text:p text:style-name="P1"><text:tab/><text:tab/><text:tab/>}</text:p>
      <text:p text:style-name="P1"><text:tab/><text:tab/><text:tab/>break;</text:p>
      <text:p text:style-name="P1"><text:tab/><text:tab/><text:tab/></text:p>
      <text:p text:style-name="P1"><text:tab/><text:tab/><text:tab/></text:p>
      <text:p text:style-name="P1"><text:tab/><text:tab/>default:</text:p>
      <text:p text:style-name="P1"><text:tab/><text:tab/><text:tab/>printf("Erro, favor inserir uma opcao valida\n");</text:p>
      <text:p text:style-name="P1"><text:tab/><text:tab/><text:tab/>system("PAUSE\n");</text:p>
      <text:p text:style-name="P1"><text:tab/><text:tab/><text:tab/></text:p>
      <text:p text:style-name="P1"><text:tab/>}</text:p>
      <text:p text:style-name="P1"><text:tab/>printf("Deseja continuar? 1 - Sim 2- Nao \n");</text:p>
      <text:p text:style-name="P1"><text:tab/>scanf("%d",&amp;op2);</text:p>
      <text:p text:style-name="P1"><text:tab/></text:p>
      <text:p text:style-name="P1"><text:tab/>if(op2 == 1)</text:p>
      <text:p text:style-name="P1"><text:tab/>{</text:p>
      <text:p text:style-name="P1"><text:tab/><text:tab/>goto inicio;<text:tab/>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xercicio 2:</text:p>
      <text:p text:style-name="P2"/>
      <text:p text:style-name="P3">#include &lt;stdio.h&gt;</text:p>
      <text:p text:style-name="P3"/>
      <text:p text:style-name="P3">main ()</text:p>
      <text:p text:style-name="P3">{</text:p>
      <text:p text:style-name="P3"><text:tab/>//dados entrantes</text:p>
      <text:p text:style-name="P3"><text:tab/>int op_comida;</text:p>
      <text:p text:style-name="P3"><text:tab/>int op_bebida;</text:p>
      <text:p text:style-name="P3"><text:tab/>int sim_nao;</text:p>
      <text:p text:style-name="P3"><text:tab/></text:p>
      <text:p text:style-name="P3"><text:tab/>//dados prato</text:p>
      <text:p text:style-name="P3"><text:tab/>int macarrao = 750;</text:p>
      <text:p text:style-name="P3"><text:tab/>int japones = 324;</text:p>
      <text:p text:style-name="P3"><text:tab/>int chileno = 545;</text:p>
      <text:p text:style-name="P3"><text:tab/></text:p>
      <text:p text:style-name="P3"><text:tab/>//dados bebidas</text:p>
      <text:p text:style-name="P3"><text:tab/>int cha = 30;</text:p>
      <text:p text:style-name="P3"><text:tab/>int laranja = 80;</text:p>
      <text:p text:style-name="P3"><text:tab/>int refri = 90;</text:p>
      <text:p text:style-name="P3"><text:tab/></text:p>
      <text:p text:style-name="P3"><text:tab/>int caloria;</text:p>
      <text:p text:style-name="P3"><text:tab/></text:p>
      <text:p text:style-name="P3"><text:tab/></text:p>
      <text:p text:style-name="P3"><text:tab/></text:p>
      <text:p text:style-name="P3"><text:tab/>printf("Bem vindo ao restaurante dois irmaos\n");</text:p>
      <text:p text:style-name="P3"><text:tab/>printf("Esse e nosso cardapio:\n");</text:p>
      <text:p text:style-name="P3"><text:tab/></text:p>
      <text:p text:style-name="P3"><text:tab/>printf("1. Macarrao\n");</text:p>
      <text:p text:style-name="P3"><text:tab/>printf("2. Japones\n");</text:p>
      <text:p text:style-name="P3"><text:tab/>printf("3. Chileno \n");</text:p>
      <text:p text:style-name="P3"><text:tab/></text:p>
      <text:p text:style-name="P3"><text:tab/>printf("Favor inserir a opcao desejada:\n");</text:p>
      <text:p text:style-name="P3"><text:tab/>scanf("%d",&amp;op_comida);</text:p>
      <text:p text:style-name="P3"><text:tab/></text:p>
      <text:p text:style-name="P3"><text:tab/>switch(op_comida)</text:p>
      <text:p text:style-name="P3"><text:tab/>{</text:p>
      <text:p text:style-name="P3"><text:tab/><text:tab/>case 1:</text:p>
      <text:p text:style-name="P3"><text:tab/><text:tab/><text:tab/>printf("O prato selecionado e: ");</text:p>
      <text:p text:style-name="P3"><text:tab/><text:tab/><text:tab/>printf("1. Macarrao\n");</text:p>
      <text:p text:style-name="P3"><text:tab/><text:tab/><text:tab/>caloria = caloria + macarrao;</text:p>
      <text:p text:style-name="P3"><text:tab/><text:tab/><text:tab/>break;</text:p>
      <text:p text:style-name="P3"><text:tab/><text:tab/></text:p>
      <text:p text:style-name="P3"><text:tab/><text:tab/>case 2:<text:tab/><text:tab/><text:tab/></text:p>
      <text:p text:style-name="P3"><text:tab/><text:tab/><text:tab/>printf("O prato selecionado e: ");</text:p>
      <text:p text:style-name="P3"><text:tab/><text:tab/><text:tab/>printf("2. Japones\n");</text:p>
      <text:p text:style-name="P3"><text:tab/><text:tab/><text:tab/>caloria = caloria + japones;</text:p>
      <text:p text:style-name="P3"><text:tab/><text:tab/><text:tab/>break;</text:p>
      <text:p text:style-name="P3"><text:tab/><text:tab/><text:tab/></text:p>
      <text:p text:style-name="P3"><text:tab/><text:tab/>case 3:</text:p>
      <text:p text:style-name="P3"><text:tab/><text:tab/><text:tab/>printf("O prato selecionado e: ");</text:p>
      <text:p text:style-name="P3"><text:soft-page-break/><text:tab/><text:tab/><text:tab/>printf("3. Chileno \n");</text:p>
      <text:p text:style-name="P3"><text:tab/><text:tab/><text:tab/>caloria = caloria + chileno;</text:p>
      <text:p text:style-name="P3"><text:tab/><text:tab/><text:tab/>break;</text:p>
      <text:p text:style-name="P3"><text:tab/><text:tab/><text:tab/></text:p>
      <text:p text:style-name="P3"><text:tab/><text:tab/>default:</text:p>
      <text:p text:style-name="P3"><text:tab/><text:tab/><text:tab/>printf("opcao invalida!");</text:p>
      <text:p text:style-name="P3"><text:tab/>}</text:p>
      <text:p text:style-name="P3"><text:tab/></text:p>
      <text:p text:style-name="P3"><text:tab/>printf("Gostaria de uma bebida? 1 - Sim 2 - Nao \n"); //bebida</text:p>
      <text:p text:style-name="P3"><text:tab/>scanf("%d",&amp;sim_nao);</text:p>
      <text:p text:style-name="P3"><text:tab/></text:p>
      <text:p text:style-name="P3"><text:tab/>if(sim_nao == 1)</text:p>
      <text:p text:style-name="P3"><text:tab/>{</text:p>
      <text:p text:style-name="P3"><text:tab/>printf("Esse e nosso cardapio de bebidas:\n");</text:p>
      <text:p text:style-name="P3"><text:tab/></text:p>
      <text:p text:style-name="P3"><text:tab/>printf("1. Cha\n");</text:p>
      <text:p text:style-name="P3"><text:tab/>printf("2. Suco de laranja\n");</text:p>
      <text:p text:style-name="P3"><text:tab/>printf("3. Refri \n");</text:p>
      <text:p text:style-name="P3"><text:tab/></text:p>
      <text:p text:style-name="P3"><text:tab/>printf("Favor inserir a opcao desejada:\n");</text:p>
      <text:p text:style-name="P3"><text:tab/>scanf("%d",&amp;op_bebida);</text:p>
      <text:p text:style-name="P3"><text:tab/></text:p>
      <text:p text:style-name="P3"><text:tab/>switch(op_bebida)</text:p>
      <text:p text:style-name="P3"><text:tab/>{</text:p>
      <text:p text:style-name="P3"><text:tab/><text:tab/></text:p>
      <text:p text:style-name="P3"><text:tab/><text:tab/>case 1:</text:p>
      <text:p text:style-name="P3"><text:tab/><text:tab/><text:tab/>printf("A bebida selecionada e: ");</text:p>
      <text:p text:style-name="P3"><text:tab/><text:tab/><text:tab/>printf("1. Cha\n");</text:p>
      <text:p text:style-name="P3"><text:tab/><text:tab/><text:tab/>caloria = caloria + cha;</text:p>
      <text:p text:style-name="P3"><text:tab/><text:tab/><text:tab/>break;</text:p>
      <text:p text:style-name="P3"><text:tab/><text:tab/></text:p>
      <text:p text:style-name="P3"><text:tab/><text:tab/>case 2:<text:tab/><text:tab/><text:tab/></text:p>
      <text:p text:style-name="P3"><text:tab/><text:tab/><text:tab/>printf("A bebida selecionada e: ");</text:p>
      <text:p text:style-name="P3"><text:tab/><text:tab/><text:tab/>printf("2. Suco de laranja\n");</text:p>
      <text:p text:style-name="P3"><text:tab/><text:tab/><text:tab/>caloria = caloria + laranja;</text:p>
      <text:p text:style-name="P3"><text:tab/><text:tab/><text:tab/>break;</text:p>
      <text:p text:style-name="P3"><text:tab/><text:tab/><text:tab/></text:p>
      <text:p text:style-name="P3"><text:tab/><text:tab/>case 3:</text:p>
      <text:p text:style-name="P3"><text:tab/><text:tab/><text:tab/>printf("A bebida selecionada e: ");</text:p>
      <text:p text:style-name="P3"><text:tab/><text:tab/><text:tab/>printf("3. Refri \n");</text:p>
      <text:p text:style-name="P3"><text:tab/><text:tab/><text:tab/>caloria = caloria + refri;</text:p>
      <text:p text:style-name="P3"><text:tab/><text:tab/><text:tab/>break;</text:p>
      <text:p text:style-name="P3"><text:tab/><text:tab/><text:tab/></text:p>
      <text:p text:style-name="P3"><text:tab/><text:tab/>default:</text:p>
      <text:p text:style-name="P3"><text:tab/><text:tab/><text:tab/>printf("opcao invalida!");</text:p>
      <text:p text:style-name="P3"><text:tab/>}</text:p>
      <text:p text:style-name="P3"><text:tab/></text:p>
      <text:p text:style-name="P3"><text:tab/>printf("O valor total de calorias foi de %d cal", caloria);</text:p>
      <text:p text:style-name="P3"><text:tab/></text:p>
      <text:p text:style-name="P3"><text:tab/></text:p>
      <text:p text:style-name="P3"><text:tab/><text:tab/></text:p>
      <text:p text:style-name="P3"><text:tab/>}else</text:p>
      <text:p text:style-name="P3"><text:soft-page-break/><text:tab/>{</text:p>
      <text:p text:style-name="P3"><text:tab/><text:tab/>switch(op_comida)</text:p>
      <text:p text:style-name="P3"><text:tab/><text:tab/>{</text:p>
      <text:p text:style-name="P3"><text:tab/><text:tab/>case 1:</text:p>
      <text:p text:style-name="P3"><text:tab/><text:tab/><text:tab/>printf("Total de caloria do prato selecionado e de 750 cal\n"); //macarrao</text:p>
      <text:p text:style-name="P3"><text:tab/><text:tab/><text:tab/>break;</text:p>
      <text:p text:style-name="P3"><text:tab/><text:tab/></text:p>
      <text:p text:style-name="P3"><text:tab/><text:tab/>case 2:</text:p>
      <text:p text:style-name="P3"><text:tab/><text:tab/><text:tab/>printf("Total de caloria do prato selecionado e de 324 cal\n");//japones</text:p>
      <text:p text:style-name="P3"><text:tab/><text:tab/><text:tab/>break;</text:p>
      <text:p text:style-name="P3"><text:tab/><text:tab/><text:tab/></text:p>
      <text:p text:style-name="P3"><text:tab/><text:tab/>case 3:</text:p>
      <text:p text:style-name="P3"><text:tab/><text:tab/><text:tab/>printf("Total de caloria do prato selecionado e de 545 cal\n");//chileno</text:p>
      <text:p text:style-name="P3"><text:tab/><text:tab/><text:tab/>break;</text:p>
      <text:p text:style-name="P3"><text:tab/><text:tab/><text:tab/></text:p>
      <text:p text:style-name="P3"><text:tab/><text:tab/>default:</text:p>
      <text:p text:style-name="P3"><text:tab/><text:tab/><text:tab/>printf("opcao invalida!");</text:p>
      <text:p text:style-name="P3"><text:tab/><text:tab/>}</text:p>
      <text:p text:style-name="P3"><text:tab/>}</text:p>
      <text:p text:style-name="P3"><text:tab/></text:p>
      <text:p text:style-name="P3"><text:tab/></text:p>
      <text:p text:style-name="P3"><text:tab/></text:p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4T23:50:35.840000000</meta:creation-date>
    <dc:date>2020-09-14T23:52:42.338000000</dc:date>
    <meta:editing-duration>PT2M7S</meta:editing-duration>
    <meta:editing-cycles>1</meta:editing-cycles>
    <meta:document-statistic meta:table-count="0" meta:image-count="0" meta:object-count="0" meta:page-count="5" meta:paragraph-count="217" meta:word-count="492" meta:character-count="3575" meta:non-whitespace-character-count="2835"/>
    <meta:generator>LibreOffice/6.4.4.2$Windows_X86_64 LibreOffice_project/3d775be2011f3886db32dfd395a6a6d1ca2630ff</meta:generator>
  </office:meta>
</office:document-meta>
</file>